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\m, g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55.9" calcext:value-type="float">
            <text:p>255.9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M_0, 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3" calcext:value-type="float">
            <text:p>1.343</text:p>
          </table:table-cell>
          <table:table-cell office:value-type="float" office:value="2.224" calcext:value-type="float">
            <text:p>2.224</text:p>
          </table:table-cell>
          <table:table-cell office:value-type="float" office:value="2.043" calcext:value-type="float">
            <text:p>2.043</text:p>
          </table:table-cell>
          <table:table-cell office:value-type="float" office:value="2.212" calcext:value-type="float">
            <text:p>2.212</text:p>
          </table:table-cell>
          <table:table-cell table:number-columns-repeated="2"/>
          <table:table-cell table:formula="of:=32.2+155" office:value-type="float" office:value="187.2" calcext:value-type="float">
            <text:p>187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3" calcext:value-type="float">
            <text:p>1.353</text:p>
          </table:table-cell>
          <table:table-cell office:value-type="float" office:value="2.16" calcext:value-type="float">
            <text:p>2.16</text:p>
          </table:table-cell>
          <table:table-cell office:value-type="float" office:value="2.033" calcext:value-type="float">
            <text:p>2.033</text:p>
          </table:table-cell>
          <table:table-cell office:value-type="float" office:value="2.293" calcext:value-type="float">
            <text:p>2.2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2.147" calcext:value-type="float">
            <text:p>2.147</text:p>
          </table:table-cell>
          <table:table-cell office:value-type="float" office:value="2.021" calcext:value-type="float">
            <text:p>2.021</text:p>
          </table:table-cell>
          <table:table-cell office:value-type="float" office:value="2.215" calcext:value-type="float">
            <text:p>2.2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1" calcext:value-type="float">
            <text:p>1.341</text:p>
          </table:table-cell>
          <table:table-cell office:value-type="float" office:value="2.208" calcext:value-type="float">
            <text:p>2.208</text:p>
          </table:table-cell>
          <table:table-cell office:value-type="float" office:value="2.057" calcext:value-type="float">
            <text:p>2.057</text:p>
          </table:table-cell>
          <table:table-cell office:value-type="float" office:value="2.164" calcext:value-type="float">
            <text:p>2.1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37" calcext:value-type="float">
            <text:p>1.337</text:p>
          </table:table-cell>
          <table:table-cell office:value-type="float" office:value="2.25" calcext:value-type="float">
            <text:p>2.25</text:p>
          </table:table-cell>
          <table:table-cell office:value-type="float" office:value="2.036" calcext:value-type="float">
            <text:p>2.036</text:p>
          </table:table-cell>
          <table:table-cell office:value-type="float" office:value="2.166" calcext:value-type="float">
            <text:p>2.1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42" calcext:value-type="float">
            <text:p>1.342</text:p>
          </table:table-cell>
          <table:table-cell office:value-type="float" office:value="2.147" calcext:value-type="float">
            <text:p>2.147</text:p>
          </table:table-cell>
          <table:table-cell office:value-type="float" office:value="2.034" calcext:value-type="float">
            <text:p>2.034</text:p>
          </table:table-cell>
          <table:table-cell office:value-type="float" office:value="2.212" calcext:value-type="float">
            <text:p>2.2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3" calcext:value-type="float">
            <text:p>1.333</text:p>
          </table:table-cell>
          <table:table-cell office:value-type="float" office:value="2.171" calcext:value-type="float">
            <text:p>2.171</text:p>
          </table:table-cell>
          <table:table-cell office:value-type="float" office:value="2.057" calcext:value-type="float">
            <text:p>2.057</text:p>
          </table:table-cell>
          <table:table-cell office:value-type="float" office:value="2.172" calcext:value-type="float">
            <text:p>2.1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6" calcext:value-type="float">
            <text:p>1.346</text:p>
          </table:table-cell>
          <table:table-cell office:value-type="float" office:value="2.133" calcext:value-type="float">
            <text:p>2.133</text:p>
          </table:table-cell>
          <table:table-cell office:value-type="float" office:value="2.052" calcext:value-type="float">
            <text:p>2.052</text:p>
          </table:table-cell>
          <table:table-cell office:value-type="float" office:value="2.251" calcext:value-type="float">
            <text:p>2.2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" calcext:value-type="float">
            <text:p>1.333</text:p>
          </table:table-cell>
          <table:table-cell office:value-type="float" office:value="2.181" calcext:value-type="float">
            <text:p>2.181</text:p>
          </table:table-cell>
          <table:table-cell office:value-type="float" office:value="2.057" calcext:value-type="float">
            <text:p>2.057</text:p>
          </table:table-cell>
          <table:table-cell office:value-type="float" office:value="2.202" calcext:value-type="float">
            <text:p>2.2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42" calcext:value-type="float">
            <text:p>1.342</text:p>
          </table:table-cell>
          <table:table-cell office:value-type="float" office:value="2.148" calcext:value-type="float">
            <text:p>2.148</text:p>
          </table:table-cell>
          <table:table-cell office:value-type="float" office:value="2.047" calcext:value-type="float">
            <text:p>2.047</text:p>
          </table:table-cell>
          <table:table-cell office:value-type="float" office:value="2.163" calcext:value-type="float">
            <text:p>2.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, s</text:p>
          </table:table-cell>
          <table:table-cell table:formula="of:=AVERAGE([.B3:.B12])" office:value-type="float" office:value="1.341" calcext:value-type="float">
            <text:p>1.341</text:p>
          </table:table-cell>
          <table:table-cell table:formula="of:=AVERAGE([.C3:.C12])" office:value-type="float" office:value="2.1769" calcext:value-type="float">
            <text:p>2.1769</text:p>
          </table:table-cell>
          <table:table-cell table:formula="of:=AVERAGE([.D3:.D12])" office:value-type="float" office:value="2.0437" calcext:value-type="float">
            <text:p>2.0437</text:p>
          </table:table-cell>
          <table:table-cell table:formula="of:=AVERAGE([.E3:.E12])" office:value-type="float" office:value="2.205" calcext:value-type="float">
            <text:p>2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, cm/s^2</text:p>
          </table:table-cell>
          <table:table-cell table:formula="of:=2*[.B16]/[.B13]^2" office:value-type="float" office:value="46.6934811633999" calcext:value-type="float">
            <text:p>46.6934811633999</text:p>
          </table:table-cell>
          <table:table-cell table:formula="of:=2*[.C16]/[.C13]^2" office:value-type="float" office:value="16.955856495795" calcext:value-type="float">
            <text:p>16.955856495795</text:p>
          </table:table-cell>
          <table:table-cell table:formula="of:=2*[.D16]/[.D13]^2" office:value-type="float" office:value="19.6106519435877" calcext:value-type="float">
            <text:p>19.6106519435877</text:p>
          </table:table-cell>
          <table:table-cell table:formula="of:=2*[.E16]/[.E13]^2" office:value-type="float" office:value="16.318303587497" calcext:value-type="float">
            <text:p>16.318303587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, kg*m^2</text:p>
          </table:table-cell>
          <table:table-cell table:style-name="ce1" table:formula="of:=(9.81/([.B14]/100)-1)*([.$H$3]+[.B2])/1000*([.$B22]/100)^2" office:value-type="float" office:value="0.0000936437892230373" calcext:value-type="float">
            <text:p>9.36E-05</text:p>
          </table:table-cell>
          <table:table-cell table:style-name="ce1" table:formula="of:=(9.81/([.C14]/100)-1)*([.$H$3]+[.C2])/1000*([.$B22]/100)^2" office:value-type="float" office:value="0.000827540768122419" calcext:value-type="float">
            <text:p>8.28E-04</text:p>
          </table:table-cell>
          <table:table-cell table:style-name="ce1" table:formula="of:=(9.81/([.D14]/100)-1)*([.$H$3]+[.D2])/1000*([.$B22]/100)^2" office:value-type="float" office:value="0.000543061522571013" calcext:value-type="float">
            <text:p>5.43E-04</text:p>
          </table:table-cell>
          <table:table-cell table:style-name="ce1" table:formula="of:=(9.81/([.E14]/100)-1)*([.$H$3]+[.E2])/1000*([.$B22]/100)^2" office:value-type="float" office:value="0.0010363129995368" calcext:value-type="float">
            <text:p>1.04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H, cm</text:p>
          </table:table-cell>
          <table:table-cell table:formula="of:=31.5+1.8+8.684" office:value-type="float" office:value="41.984" calcext:value-type="float">
            <text:p>41.984</text:p>
          </table:table-cell>
          <table:table-cell table:formula="of:=29.6-0.4+10.976" office:value-type="float" office:value="40.176" calcext:value-type="float">
            <text:p>40.176</text:p>
          </table:table-cell>
          <table:table-cell table:formula="of:=30.5+10.454" office:value-type="float" office:value="40.954" calcext:value-type="float">
            <text:p>40.954</text:p>
          </table:table-cell>
          <table:table-cell table:formula="of:=29.6-0.4+10.4+35/500" office:value-type="float" office:value="39.67" calcext:value-type="float">
            <text:p>39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inner, cm</text:p>
          </table:table-cell>
          <table:table-cell/>
          <table:table-cell table:formula="of:=8.6+42/500" office:value-type="float" office:value="8.684" calcext:value-type="float">
            <text:p>8.684</text:p>
          </table:table-cell>
          <table:table-cell table:formula="of:=8.6+42/500" office:value-type="float" office:value="8.684" calcext:value-type="float">
            <text:p>8.684</text:p>
          </table:table-cell>
          <table:table-cell table:formula="of:=[.D17]" office:value-type="float" office:value="8.684" calcext:value-type="float">
            <text:p>8.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outer, cm</text:p>
          </table:table-cell>
          <table:table-cell/>
          <table:table-cell table:formula="of:=10.9+38/500" office:value-type="float" office:value="10.976" calcext:value-type="float">
            <text:p>10.976</text:p>
          </table:table-cell>
          <table:table-cell table:formula="of:=10.4+27/500" office:value-type="float" office:value="10.454" calcext:value-type="float">
            <text:p>10.454</text:p>
          </table:table-cell>
          <table:table-cell table:formula="of:=10.4+35/500" office:value-type="float" office:value="10.47" calcext:value-type="float">
            <text:p>10.4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_stick, cm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ta I, kg*m^2</text:p>
          </table:table-cell>
          <table:table-cell table:style-name="ce1" table:formula="of:=[.B15]-[.$B15]" office:value-type="float" office:value="0" calcext:value-type="float">
            <text:p>0.00E+00</text:p>
          </table:table-cell>
          <table:table-cell table:style-name="ce1" table:formula="of:=[.C15]-[.$B15]" office:value-type="float" office:value="0.000733896978899382" calcext:value-type="float">
            <text:p>7.34E-04</text:p>
          </table:table-cell>
          <table:table-cell table:style-name="ce1" table:formula="of:=[.D15]-[.$B15]" office:value-type="float" office:value="0.000449417733347975" calcext:value-type="float">
            <text:p>4.49E-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01:13.165937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9:31:48.733802281</meta:creation-date>
    <meta:generator>LibreOffice/6.4.7.2$Linux_X86_64 LibreOffice_project/40$Build-2</meta:generator>
    <dc:date>2021-12-20T11:40:34.334528831</dc:date>
    <meta:editing-duration>PT48M56S</meta:editing-duration>
    <meta:editing-cycles>8</meta:editing-cycles>
    <meta:document-statistic meta:table-count="1" meta:cell-count="91" meta:object-count="0"/>
  </office:meta>
</office:document-meta>
</file>